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nchmarkMain_EishayEncode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enchmarkMain_EishayEncode.encode( Object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Main_EishayEncode.perf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